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D0000015809EA0E0B7E0B24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color="#000000" draw:fill="none" draw:fill-color="#ffffff" fo:min-height="0.9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ot" svg:stroke-width="0.028cm" svg:stroke-color="#ff0000" draw:marker-start-width="0.243cm" draw:marker-end-width="0.243cm" draw:stroke-linejoin="miter" svg:stroke-linecap="butt" draw:fill="none" draw:fill-color="#729fcf" draw:textarea-horizontal-align="justify" draw:textarea-vertical-align="middle" draw:auto-grow-height="false" fo:min-height="0.256cm" fo:min-width="3.28cm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Dot" svg:stroke-width="0.028cm" svg:stroke-color="#ff0000" draw:marker-start-width="0.243cm" draw:marker-end-width="0.243cm" draw:stroke-linejoin="miter" svg:stroke-linecap="butt" draw:fill="none" draw:fill-color="#729fcf" draw:textarea-horizontal-align="justify" draw:textarea-vertical-align="middle" draw:auto-grow-height="false" fo:min-height="0.549cm" fo:min-width="1.034cm" fo:padding-top="0.14cm" fo:padding-bottom="0.14cm" fo:padding-left="0.265cm" fo:padding-right="0.265cm"/>
    </style:style>
    <style:style style:name="gr7" style:family="graphic" style:parent-style-name="objectwithoutfill">
      <style:graphic-properties draw:stroke="dash" draw:stroke-dash="Dot" svg:stroke-width="0.028cm" svg:stroke-color="#ff0000" draw:marker-start="Arrowheads_20_4" draw:marker-start-width="0.342cm" draw:marker-end="Arrowheads_20_5" draw:marker-end-width="0.342cm" svg:stroke-linecap="butt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Dot" svg:stroke-width="0.028cm" svg:stroke-color="#ff0000" draw:marker-start-width="0.243cm" draw:marker-end-width="0.243cm" draw:stroke-linejoin="miter" svg:stroke-linecap="butt" draw:fill="none" draw:fill-color="#729fcf" draw:textarea-horizontal-align="justify" draw:textarea-vertical-align="middle" draw:auto-grow-height="false" fo:min-height="0.355cm" fo:min-width="5.402cm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Dot" svg:stroke-width="0.028cm" svg:stroke-color="#ff0000" draw:marker-start-width="0.243cm" draw:marker-end-width="0.243cm" draw:stroke-linejoin="miter" svg:stroke-linecap="butt" draw:fill="none" draw:fill-color="#729fcf" draw:textarea-horizontal-align="justify" draw:textarea-vertical-align="middle" draw:auto-grow-height="false" fo:min-height="0.114cm" fo:min-width="1.155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reeMono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FreeMono1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T1" style:family="text">
      <style:text-properties fo:color="#999999" loext:opacity="100%" style:font-name="FreeMono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5983b0" loext:opacity="100%" style:font-name="FreeMono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FreeMono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e8a202" loext:opacity="100%" style:font-name="FreeMono1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fo:color="#729fcf" loext:opacity="100%" style:font-name="FreeMono1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faf46" loext:opacity="100%" style:font-name="FreeMono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5e9b" loext:opacity="100%" style:font-name="FreeMon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2a6099" loext:opacity="100%" style:font-name="FreeMon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5429" loext:opacity="100%" style:font-name="FreeMono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Free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6.285cm" svg:x="0.685cm" svg:y="5.395cm">
          <draw:image xlink:href="Pictures/10000000000003CD0000015809EA0E0B7E0B2472.png" xlink:type="simple" xlink:show="embed" xlink:actuate="onLoad" draw:mime-type="image/png">
            <text:p/>
          </draw:image>
        </draw:frame>
        <draw:frame draw:style-name="gr2" draw:text-style-name="P3" draw:layer="layout" svg:width="10.477cm" svg:height="2.371cm" svg:x="1.986cm" svg:y="0.294cm">
          <draw:text-box>
            <text:p text:style-name="P2"><text:span text:style-name="T1"># hello.py</text:span></text:p>
            <text:p text:style-name="P2"><text:span text:style-name="T2">def</text:span><text:span text:style-name="T3"> </text:span><text:span text:style-name="T4">hello</text:span><text:span text:style-name="T3">(</text:span></text:p>
            <text:p text:style-name="P2"><text:span text:style-name="T5"><text:s text:c="7"/></text:span><text:span text:style-name="T5">your_name</text:span><text:span text:style-name="T3">: </text:span><text:span text:style-name="T6">str</text:span><text:span text:style-name="T3">) -&gt; </text:span><text:span text:style-name="T6">str</text:span><text:span text:style-name="T3">:</text:span></text:p>
            <text:p text:style-name="P2"><text:span text:style-name="T3"/></text:p>
            <text:p text:style-name="P2"><text:span text:style-name="T3"><text:s text:c="4"/></text:span><text:span text:style-name="T7">return</text:span><text:span text:style-name="T3"> </text:span><text:span text:style-name="T8">f</text:span><text:span text:style-name="T9">"Hello,</text:span><text:span text:style-name="T3"> {your_name}</text:span><text:span text:style-name="T9">."</text:span></text:p>
          </draw:text-box>
        </draw:frame>
        <draw:frame draw:style-name="gr3" draw:text-style-name="P4" draw:layer="layout" svg:width="6.943cm" svg:height="0.814cm" svg:x="1.324cm" svg:y="3.746cm">
          <draw:text-box>
            <text:p><text:span text:style-name="T10">$ funix -l hello.py</text:span></text:p>
          </draw:text-box>
        </draw:frame>
        <draw:line draw:style-name="gr4" draw:text-style-name="P1" draw:layer="layout" svg:x1="8.191cm" svg:y1="2.794cm" svg:x2="8.191cm" svg:y2="5.334cm">
          <text:p/>
        </draw:line>
        <draw:custom-shape draw:style-name="gr5" draw:text-style-name="P5" xml:id="id1" draw:id="id1" draw:layer="layout" svg:width="3.81cm" svg:height="0.536cm" svg:x="3.891cm" svg:y="1.2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588cm" svg:height="0.853cm" svg:x="1.481cm" svg:y="9.40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-0.099cm" svg:x1="3.891cm" svg:y1="1.496cm" svg:x2="1.481cm" svg:y2="9.827cm" draw:start-shape="id1" draw:start-glue-point="3" draw:end-shape="id2" draw:end-glue-point="3" svg:d="M3891 1496c-4534 0-3329 8331-2410 8331" svg:viewBox="0 0 3277 8332">
          <text:p/>
        </draw:connector>
        <draw:custom-shape draw:style-name="gr8" draw:text-style-name="P5" xml:id="id3" draw:id="id3" draw:layer="layout" svg:width="5.932cm" svg:height="0.635cm" svg:x="4.944cm" svg:y="1.9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1.709cm" svg:height="0.418cm" svg:x="9.932cm" svg:y="9.40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3.259cm" svg:x1="10.876cm" svg:y1="2.298cm" svg:x2="11.641cm" svg:y2="9.61cm" draw:start-shape="id3" draw:start-glue-point="1" draw:end-shape="id4" draw:end-glue-point="1" svg:d="M10876 2298c6805 0 6423 7312 765 7312" svg:viewBox="0 0 5058 7313">
          <text:p/>
        </draw:connector>
        <draw:frame draw:style-name="gr3" draw:text-style-name="P4" draw:layer="layout" svg:width="6.943cm" svg:height="0.814cm" svg:x="13.271cm" svg:y="0.254cm">
          <draw:text-box>
            <text:p><text:span text:style-name="T10">http://funix.i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8.796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5:34:21.447055671</meta:creation-date>
    <dc:date>2023-05-06T15:24:30.482823510</dc:date>
    <meta:editing-duration>PT1H3M49S</meta:editing-duration>
    <meta:editing-cycles>12</meta:editing-cycles>
    <meta:generator>LibreOffice/7.3.7.2$Linux_X86_64 LibreOffice_project/30$Build-2</meta:generator>
    <meta:document-statistic meta:object-count="11"/>
  </office:meta>
</office:document-meta>
</file>